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="Arrow" draw:marker-start-width="0.457cm" draw:marker-end="Circle" draw:marker-end-width="0.457cm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52cm" svg:stroke-color="#000000" draw:marker-start-width="0.432cm" draw:marker-end-width="0.432cm" draw:fill="solid" draw:fill-color="#ffffff" draw:textarea-horizontal-align="justify" draw:textarea-vertical-align="middle" draw:auto-grow-height="false" fo:padding-top="0.201cm" fo:padding-bottom="0.201cm" fo:padding-left="0.326cm" fo:padding-right="0.326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/>
    </style:style>
    <style:style style:name="gr4" style:family="graphic" style:parent-style-name="objectwithoutfill">
      <style:graphic-properties draw:stroke="dash" draw:stroke-dash="Fine_20_Dashed_20__28_var_29_"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30pt" fo:font-weight="bold" style:font-size-asian="30pt" style:font-weight-asian="bold" style:font-size-complex="30pt" style:font-weight-complex="bold"/>
    </style:style>
    <style:style style:name="P4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000000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969cm" svg:y1="11.033cm" svg:x2="4.048cm" svg:y2="12.938cm">
          <text:p/>
        </draw:line>
        <draw:g>
          <draw:custom-shape draw:style-name="gr2" draw:text-style-name="P1" draw:layer="layout" svg:width="8.763cm" svg:height="5.08cm" svg:x="9.128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1.12cm" svg:height="1.432cm" svg:x="8.77cm" svg:y="2.524cm">
            <draw:text-box>
              <text:p text:style-name="P2"><text:span text:style-name="T1">+</text:span></text:p>
            </draw:text-box>
          </draw:frame>
          <draw:frame draw:style-name="gr3" draw:text-style-name="P4" draw:layer="layout" svg:width="0.972cm" svg:height="1.826cm" svg:x="10.07cm" svg:y="3.924cm">
            <draw:text-box>
              <text:p text:style-name="P2"><text:span text:style-name="T2">-</text:span></text:p>
            </draw:text-box>
          </draw:frame>
        </draw:g>
        <draw:line draw:style-name="gr4" draw:text-style-name="P1" draw:layer="layout" svg:x1="6.969cm" svg:y1="11.033cm" svg:x2="11.668cm" svg:y2="7.985cm">
          <text:p/>
        </draw:line>
        <draw:frame draw:style-name="gr5" draw:layer="layout" svg:width="3.219cm" svg:height="1.079cm" svg:x="6.207cm" svg:y="11.7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2.244cm" svg:height="1.016cm" svg:x="2.524cm" svg:y="13.19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5.151cm" svg:height="1.016cm" svg:x="10.306cm" svg:y="9.047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10-20T14:59:40</meta:creation-date>
    <dc:date>2013-10-21T00:11:12</dc:date>
    <dc:creator>Will Boyd</dc:creator>
    <meta:editing-duration>P0D</meta:editing-duration>
    <meta:editing-cycles>1</meta:editing-cycles>
    <meta:generator>LibreOffice/3.6$Linux_X86_64 LibreOffice_project/360m1$Build-2</meta:generator>
    <meta:document-statistic meta:object-count="9"/>
  </office:meta>
</office:document-meta>
</file>

<file path=Object 1/content.xml><?xml version="1.0" encoding="utf-8"?>
<math xmlns="http://www.w3.org/1998/Math/MathML">
  <semantics>
    <mrow>
      <mrow>
        <mover accent="true">
          <mi>n</mi>
          <mo stretchy="false">̂</mo>
        </mover>
        <mo stretchy="false">=</mo>
        <msup>
          <mrow>
            <mo stretchy="false">[</mo>
            <mrow>
              <mi>u</mi>
              <mi>v</mi>
            </mrow>
            <mo stretchy="false">]</mo>
          </mrow>
          <mi>T</mi>
        </msup>
      </mrow>
    </mrow>
    <annotation encoding="StarMath 5.0">hat n = [u v]^T </annotation>
  </semantics>
</math>
</file>

<file path=Object 2/content.xml><?xml version="1.0" encoding="utf-8"?>
<math xmlns="http://www.w3.org/1998/Math/MathML">
  <semantics>
    <mrow>
      <mrow>
        <mo stretchy="false">(</mo>
        <mrow>
          <mi>x</mi>
          <mi>,</mi>
          <mi>y</mi>
        </mrow>
        <mo stretchy="false">)</mo>
      </mrow>
    </mrow>
    <annotation encoding="StarMath 5.0">(x,y) 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i mathvariant="italic">du</mi>
          </mrow>
          <mi>,</mi>
          <mrow>
            <mi>y</mi>
            <mo stretchy="false">+</mo>
            <mi mathvariant="italic">dv</mi>
          </mrow>
        </mrow>
        <mo stretchy="false">)</mo>
      </mrow>
    </mrow>
    <annotation encoding="StarMath 5.0">(x+du,y+dv) </annotation>
  </semantics>
</math>
</file>